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3-05-25">
            <text:p>05/25/13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time" office:time-value="PT07H15M00S">
            <text:p>07:15:00 AM</text:p>
          </table:table-cell>
          <table:table-cell table:number-columns-repeated="1021"/>
        </table:table-row>
        <table:table-row table:style-name="ro1" table:number-rows-repeated="117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5T19:16:05</dc:date>
    <meta:editing-cycles>491</meta:editing-cycles>
    <meta:editing-duration>PT9H21M28S</meta:editing-duration>
    <meta:document-statistic meta:table-count="1" meta:cell-count="90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